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List_20_Paragraph" style:list-style-name="WWNum3">
      <style:paragraph-properties fo:margin-left="1.27cm" fo:margin-right="0cm" fo:text-indent="-0.635cm" style:auto-text-indent="false"/>
    </style:style>
    <style:style style:name="P4" style:family="paragraph" style:parent-style-name="List_20_Paragraph" style:list-style-name="WWNum2"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4">
      <style:paragraph-properties fo:margin-left="1.385cm" fo:margin-right="0cm" fo:margin-top="0cm" fo:margin-bottom="0cm" style:contextual-spacing="true" fo:line-height="150%" fo:text-align="justify" style:justify-single-word="false" fo:text-indent="-0.635cm" style:auto-text-indent="false">
        <style:tab-stops>
          <style:tab-stop style:position="6.267cm"/>
        </style:tab-stops>
      </style:paragraph-properties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7" style:family="paragraph" style:parent-style-name="List_20_Paragraph" style:list-style-name="WWNum5">
      <style:paragraph-properties fo:margin-left="1.27cm" fo:margin-right="0cm" fo:text-indent="-0.635cm" style:auto-text-indent="false"/>
    </style:style>
    <style:style style:name="P8" style:family="paragraph" style:parent-style-name="List_20_Paragraph">
      <style:paragraph-properties fo:margin-left="1.27cm" fo:margin-right="0cm" fo:text-indent="0cm" style:auto-text-indent="false"/>
    </style:style>
    <style:style style:name="P9" style:family="paragraph" style:parent-style-name="List_20_Paragraph">
      <style:text-properties fo:language="en" fo:country="US" fo:font-weight="bold" style:font-weight-asian="bold" style:font-weight-complex="bold"/>
    </style:style>
    <style:style style:name="P10" style:family="paragraph" style:parent-style-name="List_20_Paragraph">
      <style:text-properties fo:language="en" fo:country="US"/>
    </style:style>
    <style:style style:name="P11" style:family="paragraph" style:parent-style-name="List_20_Paragraph">
      <style:text-properties fo:font-weight="normal" style:font-weight-asian="normal" style:font-weight-complex="normal"/>
    </style:style>
    <style:style style:name="P12" style:family="paragraph" style:parent-style-name="List_20_Paragraph">
      <style:text-properties fo:font-weight="bold" style:font-weight-asian="bold" style:font-weight-complex="bold"/>
    </style:style>
    <style:style style:name="P13" style:family="paragraph" style:parent-style-name="List_20_Paragraph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List_20_Paragraph" style:list-style-name="">
      <style:paragraph-properties fo:margin-left="1.27cm" fo:margin-right="0cm" fo:text-indent="0cm" style:auto-text-indent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 style:master-page-name="First_20_Page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00%"/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22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4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6" style:family="paragraph" style:parent-style-name="Standard">
      <style:paragraph-properties fo:margin-top="0cm" fo:margin-bottom="0cm" style:contextual-spacing="false" fo:line-height="100%"/>
    </style:style>
    <style:style style:name="P27" style:family="paragraph" style:parent-style-name="Standard">
      <style:paragraph-properties fo:line-height="100%"/>
    </style:style>
    <style:style style:name="P2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33" style:family="paragraph" style:parent-style-name="Standard">
      <style:paragraph-properties fo:margin-top="0cm" fo:margin-bottom="0cm" style:contextual-spacing="false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5" style:family="paragraph" style:parent-style-name="Standard">
      <style:paragraph-properties fo:line-height="150%" fo:text-align="center" style:justify-single-word="false"/>
    </style:style>
    <style:style style:name="P3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8" style:family="paragraph" style:parent-style-name="Standard">
      <style:paragraph-properties fo:margin-top="0cm" fo:margin-bottom="0.282cm" style:contextual-spacing="false" fo:line-height="150%"/>
    </style:style>
    <style:style style:name="P39" style:family="paragraph" style:parent-style-name="Standard">
      <style:paragraph-properties fo:margin-top="0cm" fo:margin-bottom="0cm" style:contextual-spacing="false" style:line-height-at-least="0.503cm"/>
    </style:style>
    <style:style style:name="P40" style:family="paragraph" style:parent-style-name="Standard">
      <style:paragraph-properties style:line-height-at-least="0.503cm"/>
    </style:style>
    <style:style style:name="P41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 style:font-size-asian="10.5pt" style:font-weight-asian="normal"/>
    </style:style>
    <style:style style:name="P42" style:family="paragraph" style:parent-style-name="Standard">
      <style:text-properties fo:language="en" fo:country="US" fo:font-weight="bold" style:font-weight-asian="bold" style:font-weight-complex="bold"/>
    </style:style>
    <style:style style:name="P43" style:family="paragraph" style:parent-style-name="Standard">
      <style:paragraph-properties fo:margin-left="1.249cm" fo:margin-right="0cm" fo:text-indent="0cm" style:auto-text-indent="false"/>
      <style:text-properties fo:language="en" fo:country="US" fo:font-weight="bold" style:font-weight-asian="bold" style:font-weight-complex="bold"/>
    </style:style>
    <style:style style:name="P44" style:family="paragraph" style:parent-style-name="Standard">
      <style:paragraph-properties fo:margin-left="1.249cm" fo:margin-right="0cm" fo:text-indent="0cm" style:auto-text-indent="false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 fo:margin-top="0cm" fo:margin-bottom="0cm" style:contextual-spacing="false" fo:line-height="100%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1c3e28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1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2" style:family="text">
      <style:text-properties fo:font-variant="normal" fo:text-transform="none" fo:color="#000000" loext:opacity="100%" style:font-name="TimesNewRoman" fo:font-size="14pt" fo:letter-spacing="normal" fo:font-style="normal" fo:font-weight="normal" style:font-size-asian="14pt" style:font-style-asian="normal" style:font-weight-asian="normal" style:font-size-complex="14pt"/>
    </style:style>
    <style:style style:name="T13" style:family="text">
      <style:text-properties fo:color="#c586c0" loext:opacity="100%" style:font-name="Droid Sans Mono" fo:font-size="10.5pt" fo:language="en" fo:country="US" fo:font-weight="normal" fo:background-color="#1f1f1f" loext:char-shading-value="0" style:font-size-asian="10.5pt" style:font-weight-asian="normal" style:font-name-complex="Times New Roman1" style:font-size-complex="14pt" style:font-weight-complex="bold"/>
    </style:style>
    <style:style style:name="T14" style:family="text">
      <style:text-properties fo:color="#c586c0" loext:opacity="100%" style:font-name="Droid Sans Mono" fo:font-size="10.5pt" fo:font-weight="normal" fo:background-color="#1f1f1f" loext:char-shading-value="0" style:font-size-asian="10.5pt" style:font-weight-asian="normal"/>
    </style:style>
    <style:style style:name="T15" style:family="text">
      <style:text-properties fo:color="#569cd6" loext:opacity="100%" style:font-name="Droid Sans Mono" fo:font-size="10.5pt" fo:language="en" fo:country="US" fo:font-weight="normal" fo:background-color="#1f1f1f" loext:char-shading-value="0" style:font-size-asian="10.5pt" style:font-weight-asian="normal" style:font-name-complex="Times New Roman1" style:font-size-complex="14pt" style:font-weight-complex="bold"/>
    </style:style>
    <style:style style:name="T16" style:family="text">
      <style:text-properties fo:color="#569cd6" loext:opacity="100%" style:font-name="Droid Sans Mono" fo:font-size="10.5pt" fo:font-weight="normal" fo:background-color="#1f1f1f" loext:char-shading-value="0" style:font-size-asian="10.5pt" style:font-weight-asian="normal"/>
    </style:style>
    <style:style style:name="T17" style:family="text">
      <style:text-properties fo:color="#ce9178" loext:opacity="100%" style:font-name="Droid Sans Mono" fo:font-size="10.5pt" fo:language="en" fo:country="US" fo:font-weight="normal" fo:background-color="#1f1f1f" loext:char-shading-value="0" style:font-size-asian="10.5pt" style:font-weight-asian="normal" style:font-name-complex="Times New Roman1" style:font-size-complex="14pt" style:font-weight-complex="bold"/>
    </style:style>
    <style:style style:name="T18" style:family="text">
      <style:text-properties fo:color="#ce9178" loext:opacity="100%" style:font-name="Droid Sans Mono" fo:font-size="10.5pt" fo:font-weight="normal" fo:background-color="#1f1f1f" loext:char-shading-value="0" style:font-size-asian="10.5pt" style:font-weight-asian="normal"/>
    </style:style>
    <style:style style:name="T19" style:family="text">
      <style:text-properties fo:color="#cccccc" loext:opacity="100%" style:font-name="Droid Sans Mono" fo:font-size="10.5pt" fo:language="en" fo:country="US" fo:font-weight="normal" fo:background-color="#1f1f1f" loext:char-shading-value="0" style:font-size-asian="10.5pt" style:font-weight-asian="normal" style:font-name-complex="Times New Roman1" style:font-size-complex="14pt" style:font-weight-complex="bold"/>
    </style:style>
    <style:style style:name="T20" style:family="text">
      <style:text-properties fo:color="#cccccc" loext:opacity="100%" style:font-name="Droid Sans Mono" fo:font-size="10.5pt" fo:font-weight="normal" fo:background-color="#1f1f1f" loext:char-shading-value="0" style:font-size-asian="10.5pt" style:font-weight-asian="normal"/>
    </style:style>
    <style:style style:name="T21" style:family="text">
      <style:text-properties fo:color="#dcdcaa" loext:opacity="100%" style:font-name="Droid Sans Mono" fo:font-size="10.5pt" fo:font-weight="normal" fo:background-color="#1f1f1f" loext:char-shading-value="0" style:font-size-asian="10.5pt" style:font-weight-asian="normal"/>
    </style:style>
    <style:style style:name="T22" style:family="text">
      <style:text-properties fo:color="#9cdcfe" loext:opacity="100%" style:font-name="Droid Sans Mono" fo:font-size="10.5pt" fo:font-weight="normal" fo:background-color="#1f1f1f" loext:char-shading-value="0" style:font-size-asian="10.5pt" style:font-weight-asian="normal"/>
    </style:style>
    <style:style style:name="T23" style:family="text">
      <style:text-properties fo:color="#d4d4d4" loext:opacity="100%" style:font-name="Droid Sans Mono" fo:font-size="10.5pt" fo:font-weight="normal" fo:background-color="#1f1f1f" loext:char-shading-value="0" style:font-size-asian="10.5pt" style:font-weight-asian="normal"/>
    </style:style>
    <style:style style:name="T24" style:family="text">
      <style:text-properties fo:color="#4ec9b0" loext:opacity="100%" style:font-name="Droid Sans Mono" fo:font-size="10.5pt" fo:font-weight="normal" fo:background-color="#1f1f1f" loext:char-shading-value="0" style:font-size-asian="10.5pt" style:font-weight-asian="normal"/>
    </style:style>
    <style:style style:name="T25" style:family="text">
      <style:text-properties fo:color="#b5cea8" loext:opacity="100%" style:font-name="Droid Sans Mono" fo:font-size="10.5pt" fo:font-weight="normal" fo:background-color="#1f1f1f" loext:char-shading-value="0" style:font-size-asian="10.5pt" style:font-weight-asian="normal"/>
    </style:style>
    <style:style style:name="T26" style:family="text">
      <style:text-properties fo:color="#d7ba7d" loext:opacity="100%" style:font-name="Droid Sans Mono" fo:font-size="10.5pt" fo:font-weight="normal" fo:background-color="#1f1f1f" loext:char-shading-value="0" style:font-size-asian="10.5pt" style:font-weight-asian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language="en" fo:country="US" fo:font-weight="bold" style:font-weight-asian="bold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7"/>
      <text:p text:style-name="P15"><text:span text:style-name="T1">Факультет информационных технологий и прикладной математики</text:span></text:p>
      <text:p text:style-name="P15"><text:span text:style-name="T1">Кафедра вычислительной математики и программирования</text:span></text:p>
      <text:p text:style-name="P19"/>
      <text:p text:style-name="P19"/>
      <text:p text:style-name="P15"><text:span text:style-name="T2">Лабораторная работа №1 по курсу</text:span><text:span text:style-name="T3"> </text:span></text:p>
      <text:p text:style-name="P15"><text:span text:style-name="T4">«Операционные системы»</text:span></text:p>
      <text:p text:style-name="Standard"><text:span text:style-name="T2"><text:tab/></text:span></text:p>
      <text:p text:style-name="P23"><text:span text:style-name="T6">Взаимодействие между процессами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><text:span text:style-name="T9">Студент: Драновский Иван Дмитриевич</text:span></text:p>
      <text:p text:style-name="P25"><text:span text:style-name="T9">Группа: М8О–212Б–22</text:span></text:p>
      <text:p text:style-name="P25"><text:span text:style-name="T9">Вариант: 20</text:span></text:p>
      <text:p text:style-name="P24"><text:span text:style-name="T9">Преподаватель: Соколов Андрей Алексеевич</text:span></text:p>
      <text:p text:style-name="P24"><text:span text:style-name="T9">Оценка: __________ </text:span></text:p>
      <text:p text:style-name="P24"><text:span text:style-name="T9">Дата: __________</text:span></text:p>
      <text:p text:style-name="P24"><text:span text:style-name="T9">Подпись: __________</text:span></text:p>
      <text:p text:style-name="P30"/>
      <text:p text:style-name="P32"/>
      <text:p text:style-name="P32"/>
      <text:p text:style-name="P23"><text:span text:style-name="T9">Москва, 2023.</text:span></text:p>
      <text:p text:style-name="P19"/>
      <text:p text:style-name="P15"><text:soft-page-break/><text:span text:style-name="T2">Постановка задачи</text:span></text:p>
      <text:h text:style-name="P2" text:outline-level="2"><text:span text:style-name="T10">Цель работы</text:span></text:h>
      <text:p text:style-name="P33"><text:span text:style-name="T1">Целью является приобретение практических навыков в:</text:span></text:p>
      <text:list xml:id="list4021779343" text:style-name="WWNum3">
        <text:list-item>
          <text:p text:style-name="P3"><text:span text:style-name="T1">Управлении процессами в ОС</text:span></text:p>
        </text:list-item>
        <text:list-item>
          <text:p text:style-name="P3"><text:span text:style-name="T1">Обеспечении обмена данными между процессами посредством каналов</text:span></text:p>
        </text:list-item>
      </text:list>
      <text:h text:style-name="P2" text:outline-level="2"><text:span text:style-name="T10">Задание</text:span></text:h>
      <text:p text:style-name="P26"><text:span text:style-name="T9">Составить и отладить программу на языке Си, осуществляющую работу с процессами и взаимодействие между ними в одной из двух операционных систем. В результате работы программа (основной процесс) должен создать для решение задачи один или несколько дочерних процессов. Взаимодействие между процессами осуществляется через системные сигналы/события и/или каналы (pipe).</text:span></text:p>
      <text:p text:style-name="P26"><text:span text:style-name="T9">Необходимо обрабатывать системные ошибки, которые могут возникнуть в результате работы.</text:span></text:p>
      <text:p text:style-name="P31"/>
      <text:p text:style-name="P46"><text:span text:style-name="T11">Родительский процесс создает два дочерних процесса. Первой строкой пользователь в консоль родительского процесса вводит имя файла, которое будет использовано для открытия File с таким именем на запись для child1. Аналогично для второй строки и процесса child2. Родительский и дочерний процесс должны быть представлены разными программами.Родительский процесс принимает от пользователя строки произвольной длины и пересылает их в pipe1 или в pipe2 в зависимости от правила фильтрации. Процесс child1 и child2 производят работу над строками. Процессы пишут результаты своей работы в стандартный вывод.</text:span></text:p>
      <text:p text:style-name="P47"/>
      <text:p text:style-name="P48"><text:span text:style-name="T12">Вариант 20) Правило фильтрации: строки длины больше 10 символов отправляются в pipe2, иначе в pipe1. Дочерние процессы инвертируют строки.</text:span></text:p>
      <text:p text:style-name="P31"/>
      <text:p text:style-name="P31"/>
      <text:p text:style-name="P34"><text:span text:style-name="T2">Общие сведения о программе</text:span></text:p>
      <text:p text:style-name="P36"><text:span text:style-name="T1">Программа компилируется из файла </text:span><text:span text:style-name="T8">parent</text:span><text:span text:style-name="T1">.</text:span><text:span text:style-name="T7">cpp</text:span><text:span text:style-name="T1">. Помимо этого, есть программа </text:span><text:span text:style-name="T7">child</text:span><text:span text:style-name="T1">.</text:span><text:span text:style-name="T7">cpp</text:span><text:span text:style-name="T1">, которая запускается при помощи </text:span><text:span text:style-name="T7">exec</text:span><text:span text:style-name="T1">. Обе программы собираются при помощи системы сборки </text:span><text:span text:style-name="T7">CMake</text:span><text:span text:style-name="T1">. В программе используются следующие системные вызовы:</text:span></text:p>
      <text:list xml:id="list2411649643" text:style-name="WWNum2">
        <text:list-item>
          <text:p text:style-name="P4"><text:span text:style-name="T6">fork</text:span><text:span text:style-name="T3"> </text:span><text:span text:style-name="T1">- создает дочерний процесс, повторяющий программу родительского.</text:span></text:p>
        </text:list-item>
        <text:list-item>
          <text:p text:style-name="P4"><text:span text:style-name="T6">exec</text:span><text:span text:style-name="T3"> </text:span><text:span text:style-name="T1">- позволяет запустить исполняемый файл изнутри программы.</text:span></text:p>
        </text:list-item>
        <text:list-item>
          <text:p text:style-name="P4"><text:span text:style-name="T6">pipe</text:span><text:span text:style-name="T3"> </text:span><text:span text:style-name="T1">- создает пайп для передачи данных между процессами</text:span></text:p>
        </text:list-item>
        <text:list-item>
          <text:p text:style-name="P4"><text:soft-page-break/><text:span text:style-name="T6">dup2 </text:span><text:span text:style-name="T7">- </text:span><text:span text:style-name="T1">переназначение файлового дескриптора</text:span></text:p>
        </text:list-item>
        <text:list-item>
          <text:p text:style-name="P4"><text:span text:style-name="T6">open </text:span><text:span text:style-name="T7">- </text:span><text:span text:style-name="T1">открытие файла</text:span></text:p>
        </text:list-item>
        <text:list-item>
          <text:p text:style-name="P4"><text:span text:style-name="T3">с</text:span><text:span text:style-name="T6">lose </text:span><text:span text:style-name="T7">- </text:span><text:span text:style-name="T1">закрытие файла</text:span></text:p>
        </text:list-item>
      </text:list>
      <text:p text:style-name="P20"/>
      <text:p text:style-name="P34"><text:span text:style-name="T2">Общий метод и алгоритм решения</text:span><text:span text:style-name="T1">.</text:span></text:p>
      <text:p text:style-name="P37"><text:span text:style-name="T1">Для реализации поставленной задачи необходимо:</text:span></text:p>
      <text:list xml:id="list3236294770" text:style-name="WWNum4">
        <text:list-item>
          <text:p text:style-name="P5"><text:span text:style-name="T1">Изучить принципы работы </text:span><text:span text:style-name="T7">fork</text:span><text:span text:style-name="T1">, </text:span><text:span text:style-name="T7">exec</text:span><text:span text:style-name="T1">, </text:span><text:span text:style-name="T7">pipe</text:span><text:span text:style-name="T1">.</text:span></text:p>
        </text:list-item>
        <text:list-item>
          <text:p text:style-name="P5"><text:span text:style-name="T1">Написать основную программу процесса </text:span><text:span text:style-name="T7">parent</text:span><text:span text:style-name="T1">.</text:span><text:span text:style-name="T7">cpp</text:span><text:span text:style-name="T1">, которая будет осуществлять вызов системных функций.</text:span></text:p>
        </text:list-item>
        <text:list-item>
          <text:p text:style-name="P5"><text:span text:style-name="T1">Написать программу child.</text:span><text:span text:style-name="T7">cpp</text:span><text:span text:style-name="T1">, которая будет запускаться из дочернего процесса при помощи </text:span><text:span text:style-name="T7">exec</text:span></text:p>
        </text:list-item>
      </text:list>
      <text:p text:style-name="P18"/>
      <text:p text:style-name="P6"><text:span text:style-name="T2"><text:tab/>Основные файлы программы</text:span></text:p>
      <text:p text:style-name="Standard"><text:span text:style-name="T5">parent</text:span><text:span text:style-name="T2">.</text:span><text:span text:style-name="T5">cpp</text:span><text:span text:style-name="T2">:</text:span></text:p>
      <text:p text:style-name="P27"><text:span text:style-name="T13">#include</text:span><text:span text:style-name="T15"> </text:span><text:span text:style-name="T17">&lt;iostream&gt;</text:span></text:p>
      <text:p text:style-name="P39"><text:span text:style-name="T14">#include</text:span><text:span text:style-name="T16"> </text:span><text:span text:style-name="T18">&lt;unistd.h&gt;</text:span></text:p>
      <text:p text:style-name="P39"><text:span text:style-name="T14">#include</text:span><text:span text:style-name="T16"> </text:span><text:span text:style-name="T18">&lt;string&gt;</text:span></text:p>
      <text:p text:style-name="P39"><text:span text:style-name="T14">#include</text:span><text:span text:style-name="T16"> </text:span><text:span text:style-name="T18">&lt;cstring&gt;</text:span></text:p>
      <text:p text:style-name="P39"><text:span text:style-name="T14">#include</text:span><text:span text:style-name="T16"> </text:span><text:span text:style-name="T18">&lt;fstream&gt;</text:span></text:p>
      <text:p text:style-name="P39"><text:span text:style-name="T14">#include</text:span><text:span text:style-name="T16"> </text:span><text:span text:style-name="T18">&lt;fcntl.h&gt;</text:span></text:p>
      <text:p text:style-name="P39"/>
      <text:p text:style-name="P39"><text:span text:style-name="T16">int</text:span><text:span text:style-name="T20"> </text:span><text:span text:style-name="T21">main</text:span><text:span text:style-name="T20">() {</text:span></text:p>
      <text:p text:style-name="P39"><text:span text:style-name="T16">char</text:span><text:span text:style-name="T20"> </text:span><text:span text:style-name="T22">c</text:span><text:span text:style-name="T20">;</text:span></text:p>
      <text:p text:style-name="P39"><text:span text:style-name="T16">const</text:span><text:span text:style-name="T20"> </text:span><text:span text:style-name="T16">char</text:span><text:span text:style-name="T23">*</text:span><text:span text:style-name="T20"> </text:span><text:span text:style-name="T22">CHILD_PATH</text:span><text:span text:style-name="T20"> </text:span><text:span text:style-name="T23">=</text:span><text:span text:style-name="T20"> </text:span><text:span text:style-name="T18">"/home/yohn/labs/os_lab_1/build/child"</text:span><text:span text:style-name="T20">;</text:span></text:p>
      <text:p text:style-name="P39"><text:span text:style-name="T24">std</text:span><text:span text:style-name="T20">::</text:span><text:span text:style-name="T24">string</text:span><text:span text:style-name="T20"> </text:span><text:span text:style-name="T22">name</text:span><text:span text:style-name="T20"> </text:span><text:span text:style-name="T23">=</text:span><text:span text:style-name="T20"> </text:span><text:span text:style-name="T18">"/home/yohn/labs/os_lab_1/"</text:span><text:span text:style-name="T20">;</text:span></text:p>
      <text:p text:style-name="P39"><text:span text:style-name="T14">if</text:span><text:span text:style-name="T20">( </text:span><text:span text:style-name="T21">read</text:span><text:span text:style-name="T20">(</text:span><text:span text:style-name="T16">STDIN_FILENO</text:span><text:span text:style-name="T20">, </text:span><text:span text:style-name="T23">&amp;</text:span><text:span text:style-name="T22">c</text:span><text:span text:style-name="T20">, </text:span><text:span text:style-name="T25">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Reading error</text:span><text:span text:style-name="T26">\n</text:span><text:span text:style-name="T18">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4">while</text:span><text:span text:style-name="T20">(</text:span><text:span text:style-name="T22">c</text:span><text:span text:style-name="T20"> </text:span><text:span text:style-name="T23">!=</text:span><text:span text:style-name="T20"> </text:span><text:span text:style-name="T18">'</text:span><text:span text:style-name="T26">\n</text:span><text:span text:style-name="T18">'</text:span><text:span text:style-name="T20">){</text:span></text:p>
      <text:p text:style-name="P39"><text:span text:style-name="T22">name</text:span><text:span text:style-name="T20"> </text:span><text:span text:style-name="T21">+=</text:span><text:span text:style-name="T20"> </text:span><text:span text:style-name="T22">c</text:span><text:span text:style-name="T20">;</text:span></text:p>
      <text:p text:style-name="P39"><text:span text:style-name="T14">if</text:span><text:span text:style-name="T20"> ( </text:span><text:span text:style-name="T21">read</text:span><text:span text:style-name="T20">(</text:span><text:span text:style-name="T16">STDIN_FILENO</text:span><text:span text:style-name="T20">, </text:span><text:span text:style-name="T23">&amp;</text:span><text:span text:style-name="T22">c</text:span><text:span text:style-name="T20">, </text:span><text:span text:style-name="T25">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Reading error</text:span><text:span text:style-name="T26">\n</text:span><text:span text:style-name="T18">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20">}</text:span></text:p>
      <text:p text:style-name="P39"><text:span text:style-name="T16">const</text:span><text:span text:style-name="T20"> </text:span><text:span text:style-name="T16">char</text:span><text:span text:style-name="T23">*</text:span><text:span text:style-name="T20"> </text:span><text:span text:style-name="T22">file_name_1</text:span><text:span text:style-name="T20"> </text:span><text:span text:style-name="T23">=</text:span><text:span text:style-name="T20"> </text:span><text:span text:style-name="T22">name</text:span><text:span text:style-name="T20">.</text:span><text:span text:style-name="T21">c_str</text:span><text:span text:style-name="T20">();</text:span></text:p>
      <text:p text:style-name="P39"><text:span text:style-name="T16">char</text:span><text:span text:style-name="T20"> </text:span><text:span text:style-name="T22">c2</text:span><text:span text:style-name="T20">;</text:span></text:p>
      <text:p text:style-name="P39"><text:span text:style-name="T24">std</text:span><text:span text:style-name="T20">::</text:span><text:span text:style-name="T24">string</text:span><text:span text:style-name="T20"> </text:span><text:span text:style-name="T22">name2</text:span><text:span text:style-name="T20"> </text:span><text:span text:style-name="T23">=</text:span><text:span text:style-name="T20"> </text:span><text:span text:style-name="T18">"/home/yohn/labs/os_lab_1/"</text:span><text:span text:style-name="T20">;</text:span></text:p>
      <text:p text:style-name="P39"><text:span text:style-name="T14">if</text:span><text:span text:style-name="T20">( </text:span><text:span text:style-name="T21">read</text:span><text:span text:style-name="T20">(</text:span><text:span text:style-name="T16">STDIN_FILENO</text:span><text:span text:style-name="T20">, </text:span><text:span text:style-name="T23">&amp;</text:span><text:span text:style-name="T22">c2</text:span><text:span text:style-name="T20">, </text:span><text:span text:style-name="T25">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oft-page-break/><text:span text:style-name="T21">perror</text:span><text:span text:style-name="T20">(</text:span><text:span text:style-name="T18">"Reading error</text:span><text:span text:style-name="T26">\n</text:span><text:span text:style-name="T18">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4">while</text:span><text:span text:style-name="T20">(</text:span><text:span text:style-name="T22">c2</text:span><text:span text:style-name="T20"> </text:span><text:span text:style-name="T23">!=</text:span><text:span text:style-name="T20"> </text:span><text:span text:style-name="T18">'</text:span><text:span text:style-name="T26">\n</text:span><text:span text:style-name="T18">'</text:span><text:span text:style-name="T20">){</text:span></text:p>
      <text:p text:style-name="P39"><text:span text:style-name="T22">name2</text:span><text:span text:style-name="T20"> </text:span><text:span text:style-name="T21">+=</text:span><text:span text:style-name="T20"> </text:span><text:span text:style-name="T22">c2</text:span><text:span text:style-name="T20">;</text:span></text:p>
      <text:p text:style-name="P39"><text:span text:style-name="T14">if</text:span><text:span text:style-name="T20"> ( </text:span><text:span text:style-name="T21">read</text:span><text:span text:style-name="T20">(</text:span><text:span text:style-name="T16">STDIN_FILENO</text:span><text:span text:style-name="T20">, </text:span><text:span text:style-name="T23">&amp;</text:span><text:span text:style-name="T22">c2</text:span><text:span text:style-name="T20">, </text:span><text:span text:style-name="T25">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Reading error</text:span><text:span text:style-name="T26">\n</text:span><text:span text:style-name="T18">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20">}</text:span></text:p>
      <text:p text:style-name="P39"><text:span text:style-name="T16">const</text:span><text:span text:style-name="T20"> </text:span><text:span text:style-name="T16">char</text:span><text:span text:style-name="T23">*</text:span><text:span text:style-name="T20"> </text:span><text:span text:style-name="T22">file_name_2</text:span><text:span text:style-name="T20"> </text:span><text:span text:style-name="T23">=</text:span><text:span text:style-name="T20"> </text:span><text:span text:style-name="T22">name2</text:span><text:span text:style-name="T20">.</text:span><text:span text:style-name="T21">c_str</text:span><text:span text:style-name="T20">();</text:span></text:p>
      <text:p text:style-name="P39"><text:span text:style-name="T16">int</text:span><text:span text:style-name="T20"> </text:span><text:span text:style-name="T22">file_1</text:span><text:span text:style-name="T20"> </text:span><text:span text:style-name="T23">=</text:span><text:span text:style-name="T20"> </text:span><text:span text:style-name="T21">open</text:span><text:span text:style-name="T20">(</text:span><text:span text:style-name="T22">file_name_1</text:span><text:span text:style-name="T20">, </text:span><text:span text:style-name="T16">O_WRONLY</text:span><text:span text:style-name="T20"> </text:span><text:span text:style-name="T23">|</text:span><text:span text:style-name="T20"> </text:span><text:span text:style-name="T16">O_CREAT</text:span><text:span text:style-name="T20"> </text:span><text:span text:style-name="T23">|</text:span><text:span text:style-name="T20"> </text:span><text:span text:style-name="T16">O_TRUNC</text:span><text:span text:style-name="T20">, </text:span><text:span text:style-name="T25">0777</text:span><text:span text:style-name="T20">);</text:span></text:p>
      <text:p text:style-name="P39"><text:span text:style-name="T16">int</text:span><text:span text:style-name="T20"> </text:span><text:span text:style-name="T22">file_2</text:span><text:span text:style-name="T20"> </text:span><text:span text:style-name="T23">=</text:span><text:span text:style-name="T20"> </text:span><text:span text:style-name="T21">open</text:span><text:span text:style-name="T20">(</text:span><text:span text:style-name="T22">file_name_2</text:span><text:span text:style-name="T20">, </text:span><text:span text:style-name="T16">O_WRONLY</text:span><text:span text:style-name="T20"> </text:span><text:span text:style-name="T23">|</text:span><text:span text:style-name="T20"> </text:span><text:span text:style-name="T16">O_CREAT</text:span><text:span text:style-name="T20"> </text:span><text:span text:style-name="T23">|</text:span><text:span text:style-name="T20"> </text:span><text:span text:style-name="T16">O_TRUNC</text:span><text:span text:style-name="T20">, </text:span><text:span text:style-name="T25">0777</text:span><text:span text:style-name="T20">);</text:span></text:p>
      <text:p text:style-name="P39"/>
      <text:p text:style-name="P39"><text:span text:style-name="T14">if</text:span><text:span text:style-name="T20"> (</text:span><text:span text:style-name="T22">file_1</text:span><text:span text:style-name="T20">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error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4">if</text:span><text:span text:style-name="T20"> (</text:span><text:span text:style-name="T22">file_2</text:span><text:span text:style-name="T20">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error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6">int</text:span><text:span text:style-name="T20"> </text:span><text:span text:style-name="T22">fd1</text:span><text:span text:style-name="T20">[</text:span><text:span text:style-name="T25">2</text:span><text:span text:style-name="T20">];</text:span></text:p>
      <text:p text:style-name="P39"><text:span text:style-name="T14">if</text:span><text:span text:style-name="T20"> (</text:span><text:span text:style-name="T21">pipe</text:span><text:span text:style-name="T20">(</text:span><text:span text:style-name="T22">fd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Ошибка создания pipe1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6">int</text:span><text:span text:style-name="T20"> </text:span><text:span text:style-name="T22">fd2</text:span><text:span text:style-name="T20">[</text:span><text:span text:style-name="T25">2</text:span><text:span text:style-name="T20">];</text:span></text:p>
      <text:p text:style-name="P39"><text:span text:style-name="T14">if</text:span><text:span text:style-name="T20"> (</text:span><text:span text:style-name="T21">pipe</text:span><text:span text:style-name="T20">(</text:span><text:span text:style-name="T22">fd2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Ошибка создания pipe2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24">pid_t</text:span><text:span text:style-name="T20"> </text:span><text:span text:style-name="T22">pid1</text:span><text:span text:style-name="T20"> </text:span><text:span text:style-name="T23">=</text:span><text:span text:style-name="T20"> </text:span><text:span text:style-name="T21">fork</text:span><text:span text:style-name="T20">();</text:span></text:p>
      <text:p text:style-name="P39"><text:span text:style-name="T14">if</text:span><text:span text:style-name="T20"> (</text:span><text:span text:style-name="T22">pid1</text:span><text:span text:style-name="T20">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Ошибка создания pid1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4">else</text:span><text:span text:style-name="T20"> </text:span><text:span text:style-name="T14">if</text:span><text:span text:style-name="T20">(</text:span><text:span text:style-name="T22">pid1</text:span><text:span text:style-name="T20"> </text:span><text:span text:style-name="T23">&gt;</text:span><text:span text:style-name="T20"> </text:span><text:span text:style-name="T25">0</text:span><text:span text:style-name="T20">){</text:span></text:p>
      <text:p text:style-name="P39"><text:span text:style-name="T24">pid_t</text:span><text:span text:style-name="T20"> </text:span><text:span text:style-name="T22">pid2</text:span><text:span text:style-name="T20"> </text:span><text:span text:style-name="T23">=</text:span><text:span text:style-name="T20"> </text:span><text:span text:style-name="T21">fork</text:span><text:span text:style-name="T20">();</text:span></text:p>
      <text:p text:style-name="P39"><text:span text:style-name="T14">if</text:span><text:span text:style-name="T20"> (</text:span><text:span text:style-name="T22">pid2</text:span><text:span text:style-name="T20">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Ошибка создания pid2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 </text:span></text:p>
      <text:p text:style-name="P39"><text:span text:style-name="T14">else</text:span><text:span text:style-name="T20"> </text:span><text:span text:style-name="T14">if</text:span><text:span text:style-name="T20">(</text:span><text:span text:style-name="T22">pid2</text:span><text:span text:style-name="T20"> </text:span><text:span text:style-name="T23">&gt;</text:span><text:span text:style-name="T20"> </text:span><text:span text:style-name="T25">0</text:span><text:span text:style-name="T20">){</text:span></text:p>
      <text:p text:style-name="P39"><text:span text:style-name="T24">std</text:span><text:span text:style-name="T20">::</text:span><text:span text:style-name="T24">string</text:span><text:span text:style-name="T20"> </text:span><text:span text:style-name="T22">stroka</text:span><text:span text:style-name="T20"> </text:span><text:span text:style-name="T23">=</text:span><text:span text:style-name="T20"> </text:span><text:span text:style-name="T18">""</text:span><text:span text:style-name="T20">;</text:span></text:p>
      <text:p text:style-name="P39"><text:span text:style-name="T16">char</text:span><text:span text:style-name="T20"> </text:span><text:span text:style-name="T22">t</text:span><text:span text:style-name="T20">;</text:span></text:p>
      <text:p text:style-name="P39"><text:span text:style-name="T14">if</text:span><text:span text:style-name="T20">( </text:span><text:span text:style-name="T21">read</text:span><text:span text:style-name="T20">(</text:span><text:span text:style-name="T16">STDIN_FILENO</text:span><text:span text:style-name="T20">, </text:span><text:span text:style-name="T23">&amp;</text:span><text:span text:style-name="T22">t</text:span><text:span text:style-name="T20">, </text:span><text:span text:style-name="T25">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Reading error</text:span><text:span text:style-name="T26">\n</text:span><text:span text:style-name="T18">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14">while</text:span><text:span text:style-name="T20">(</text:span><text:span text:style-name="T22">t</text:span><text:span text:style-name="T20"> </text:span><text:span text:style-name="T23">!=</text:span><text:span text:style-name="T20"> </text:span><text:span text:style-name="T18">'</text:span><text:span text:style-name="T26">\n</text:span><text:span text:style-name="T18">'</text:span><text:span text:style-name="T20">){</text:span></text:p>
      <text:p text:style-name="P39"><text:soft-page-break/><text:span text:style-name="T22">stroka</text:span><text:span text:style-name="T20"> </text:span><text:span text:style-name="T21">+=</text:span><text:span text:style-name="T20"> </text:span><text:span text:style-name="T22">t</text:span><text:span text:style-name="T20">;</text:span></text:p>
      <text:p text:style-name="P39"><text:span text:style-name="T14">if</text:span><text:span text:style-name="T20"> ( </text:span><text:span text:style-name="T21">read</text:span><text:span text:style-name="T20">(</text:span><text:span text:style-name="T16">STDIN_FILENO</text:span><text:span text:style-name="T20">, </text:span><text:span text:style-name="T23">&amp;</text:span><text:span text:style-name="T22">t</text:span><text:span text:style-name="T20">, </text:span><text:span text:style-name="T25">1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21">perror</text:span><text:span text:style-name="T20">(</text:span><text:span text:style-name="T18">"Reading error</text:span><text:span text:style-name="T26">\n</text:span><text:span text:style-name="T18">"</text:span><text:span text:style-name="T20">);</text:span></text:p>
      <text:p text:style-name="P39"><text:span text:style-name="T14">return</text:span><text:span text:style-name="T20"> </text:span><text:span text:style-name="T25">1</text:span><text:span text:style-name="T20">;</text:span></text:p>
      <text:p text:style-name="P39"><text:span text:style-name="T20">}</text:span></text:p>
      <text:p text:style-name="P39"><text:span text:style-name="T20">}</text:span></text:p>
      <text:p text:style-name="P39"><text:span text:style-name="T16">int</text:span><text:span text:style-name="T20"> </text:span><text:span text:style-name="T22">len</text:span><text:span text:style-name="T20"> </text:span><text:span text:style-name="T23">=</text:span><text:span text:style-name="T20"> </text:span><text:span text:style-name="T22">stroka</text:span><text:span text:style-name="T20">.</text:span><text:span text:style-name="T21">size</text:span><text:span text:style-name="T20">();</text:span></text:p>
      <text:p text:style-name="P39"><text:span text:style-name="T16">const</text:span><text:span text:style-name="T20"> </text:span><text:span text:style-name="T16">char</text:span><text:span text:style-name="T20"> </text:span><text:span text:style-name="T23">*</text:span><text:span text:style-name="T20"> </text:span><text:span text:style-name="T22">str</text:span><text:span text:style-name="T20"> </text:span><text:span text:style-name="T23">=</text:span><text:span text:style-name="T20"> </text:span><text:span text:style-name="T22">stroka</text:span><text:span text:style-name="T20">.</text:span><text:span text:style-name="T21">c_str</text:span><text:span text:style-name="T20">();</text:span></text:p>
      <text:p text:style-name="P39"><text:span text:style-name="T14">if</text:span><text:span text:style-name="T20"> (</text:span><text:span text:style-name="T22">len</text:span><text:span text:style-name="T20"> </text:span><text:span text:style-name="T23">&lt;=</text:span><text:span text:style-name="T20"> </text:span><text:span text:style-name="T25">10</text:span><text:span text:style-name="T20">){</text:span></text:p>
      <text:p text:style-name="P39"><text:span text:style-name="T21">write</text:span><text:span text:style-name="T20">(</text:span><text:span text:style-name="T22">fd1</text:span><text:span text:style-name="T20">[</text:span><text:span text:style-name="T25">1</text:span><text:span text:style-name="T20">], </text:span><text:span text:style-name="T22">str</text:span><text:span text:style-name="T20">, </text:span><text:span text:style-name="T22">len</text:span><text:span text:style-name="T20">);</text:span></text:p>
      <text:p text:style-name="P39"><text:span text:style-name="T20">}</text:span></text:p>
      <text:p text:style-name="P39"><text:span text:style-name="T14">else</text:span><text:span text:style-name="T20">{</text:span></text:p>
      <text:p text:style-name="P39"><text:span text:style-name="T21">write</text:span><text:span text:style-name="T20">(</text:span><text:span text:style-name="T22">fd2</text:span><text:span text:style-name="T20">[</text:span><text:span text:style-name="T25">1</text:span><text:span text:style-name="T20">], </text:span><text:span text:style-name="T22">str</text:span><text:span text:style-name="T20">, </text:span><text:span text:style-name="T22">len</text:span><text:span text:style-name="T20">);</text:span></text:p>
      <text:p text:style-name="P39"><text:span text:style-name="T20">}</text:span></text:p>
      <text:p text:style-name="P39"/>
      <text:p text:style-name="P39"><text:span text:style-name="T16">char</text:span><text:span text:style-name="T20"> </text:span><text:span text:style-name="T23">*</text:span><text:span text:style-name="T20"> </text:span><text:span text:style-name="T22">c</text:span><text:span text:style-name="T20"> </text:span><text:span text:style-name="T23">=</text:span><text:span text:style-name="T20"> </text:span><text:span text:style-name="T14">new</text:span><text:span text:style-name="T20"> </text:span><text:span text:style-name="T16">char</text:span><text:span text:style-name="T20">(</text:span><text:span text:style-name="T18">'</text:span><text:span text:style-name="T26">\n</text:span><text:span text:style-name="T18">'</text:span><text:span text:style-name="T20">);</text:span></text:p>
      <text:p text:style-name="P39"><text:span text:style-name="T21">write</text:span><text:span text:style-name="T20">(</text:span><text:span text:style-name="T22">fd1</text:span><text:span text:style-name="T20">[</text:span><text:span text:style-name="T25">1</text:span><text:span text:style-name="T20">], </text:span><text:span text:style-name="T22">c</text:span><text:span text:style-name="T20">, </text:span><text:span text:style-name="T25">1</text:span><text:span text:style-name="T20">);</text:span></text:p>
      <text:p text:style-name="P39"><text:span text:style-name="T21">write</text:span><text:span text:style-name="T20">(</text:span><text:span text:style-name="T22">fd2</text:span><text:span text:style-name="T20">[</text:span><text:span text:style-name="T25">1</text:span><text:span text:style-name="T20">], </text:span><text:span text:style-name="T22">c</text:span><text:span text:style-name="T20">, </text:span><text:span text:style-name="T25">1</text:span><text:span text:style-name="T20">);</text:span></text:p>
      <text:p text:style-name="P39"/>
      <text:p text:style-name="P39"><text:span text:style-name="T21">close</text:span><text:span text:style-name="T20">(</text:span><text:span text:style-name="T22">file_1</text:span><text:span text:style-name="T20">);</text:span></text:p>
      <text:p text:style-name="P39"><text:span text:style-name="T21">close</text:span><text:span text:style-name="T20">(</text:span><text:span text:style-name="T22">file_2</text:span><text:span text:style-name="T20">);</text:span></text:p>
      <text:p text:style-name="P39"><text:span text:style-name="T21">close</text:span><text:span text:style-name="T20">(</text:span><text:span text:style-name="T22">fd1</text:span><text:span text:style-name="T20">[</text:span><text:span text:style-name="T25">1</text:span><text:span text:style-name="T20">]);</text:span></text:p>
      <text:p text:style-name="P39"><text:span text:style-name="T21">close</text:span><text:span text:style-name="T20">(</text:span><text:span text:style-name="T22">fd1</text:span><text:span text:style-name="T20">[</text:span><text:span text:style-name="T25">0</text:span><text:span text:style-name="T20">]);</text:span></text:p>
      <text:p text:style-name="P39"><text:span text:style-name="T21">close</text:span><text:span text:style-name="T20">(</text:span><text:span text:style-name="T22">fd2</text:span><text:span text:style-name="T20">[</text:span><text:span text:style-name="T25">1</text:span><text:span text:style-name="T20">]);</text:span></text:p>
      <text:p text:style-name="P39"><text:span text:style-name="T21">close</text:span><text:span text:style-name="T20">(</text:span><text:span text:style-name="T22">fd2</text:span><text:span text:style-name="T20">[</text:span><text:span text:style-name="T25">0</text:span><text:span text:style-name="T20">]);</text:span></text:p>
      <text:p text:style-name="P39"><text:span text:style-name="T20">}</text:span></text:p>
      <text:p text:style-name="P39"><text:span text:style-name="T14">else</text:span><text:span text:style-name="T20">{</text:span></text:p>
      <text:p text:style-name="P39"><text:span text:style-name="T21">close</text:span><text:span text:style-name="T20">(</text:span><text:span text:style-name="T22">fd2</text:span><text:span text:style-name="T20">[</text:span><text:span text:style-name="T25">1</text:span><text:span text:style-name="T20">]);</text:span></text:p>
      <text:p text:style-name="P39"><text:span text:style-name="T21">close</text:span><text:span text:style-name="T20">(</text:span><text:span text:style-name="T22">fd1</text:span><text:span text:style-name="T20">[</text:span><text:span text:style-name="T25">1</text:span><text:span text:style-name="T20">]);</text:span></text:p>
      <text:p text:style-name="P39"><text:span text:style-name="T21">close</text:span><text:span text:style-name="T20">(</text:span><text:span text:style-name="T22">fd1</text:span><text:span text:style-name="T20">[</text:span><text:span text:style-name="T25">0</text:span><text:span text:style-name="T20">]);</text:span></text:p>
      <text:p text:style-name="P39"><text:span text:style-name="T21">close</text:span><text:span text:style-name="T20">(</text:span><text:span text:style-name="T22">file_1</text:span><text:span text:style-name="T20">);</text:span></text:p>
      <text:p text:style-name="P39"><text:span text:style-name="T14">if</text:span><text:span text:style-name="T20"> (</text:span><text:span text:style-name="T21">dup2</text:span><text:span text:style-name="T20">(</text:span><text:span text:style-name="T22">file_2</text:span><text:span text:style-name="T20">, </text:span><text:span text:style-name="T16">STDOUT_FILENO</text:span><text:span text:style-name="T20">) </text:span><text:span text:style-name="T23">==</text:span><text:span text:style-name="T20"> </text:span><text:span text:style-name="T23">-</text:span><text:span text:style-name="T25">1</text:span><text:span text:style-name="T20">)</text:span></text:p>
      <text:p text:style-name="P39"><text:span text:style-name="T20">{</text:span></text:p>
      <text:p text:style-name="P39"><text:span text:style-name="T14">return</text:span><text:span text:style-name="T20"> </text:span><text:span text:style-name="T23">-</text:span><text:span text:style-name="T25">1</text:span><text:span text:style-name="T20">;</text:span></text:p>
      <text:p text:style-name="P39"><text:span text:style-name="T20">}</text:span></text:p>
      <text:p text:style-name="P39"><text:span text:style-name="T21">close</text:span><text:span text:style-name="T20">(</text:span><text:span text:style-name="T22">file_2</text:span><text:span text:style-name="T20">);</text:span></text:p>
      <text:p text:style-name="P39"/>
      <text:p text:style-name="P39"><text:span text:style-name="T14">if</text:span><text:span text:style-name="T20"> (</text:span><text:span text:style-name="T21">dup2</text:span><text:span text:style-name="T20">(</text:span><text:span text:style-name="T22">fd2</text:span><text:span text:style-name="T20">[</text:span><text:span text:style-name="T25">0</text:span><text:span text:style-name="T20">], </text:span><text:span text:style-name="T16">STDIN_FILENO</text:span><text:span text:style-name="T20">) </text:span><text:span text:style-name="T23">==</text:span><text:span text:style-name="T20"> </text:span><text:span text:style-name="T23">-</text:span><text:span text:style-name="T25">1</text:span><text:span text:style-name="T20">)</text:span></text:p>
      <text:p text:style-name="P39"><text:span text:style-name="T20">{</text:span></text:p>
      <text:p text:style-name="P39"><text:span text:style-name="T14">return</text:span><text:span text:style-name="T20"> </text:span><text:span text:style-name="T23">-</text:span><text:span text:style-name="T25">1</text:span><text:span text:style-name="T20">;</text:span></text:p>
      <text:p text:style-name="P39"><text:span text:style-name="T20">}</text:span></text:p>
      <text:p text:style-name="P39"><text:span text:style-name="T21">close</text:span><text:span text:style-name="T20">(</text:span><text:span text:style-name="T22">fd2</text:span><text:span text:style-name="T20">[</text:span><text:span text:style-name="T25">0</text:span><text:span text:style-name="T20">]);</text:span></text:p>
      <text:p text:style-name="P39"/>
      <text:p text:style-name="P39"><text:span text:style-name="T21">execlp</text:span><text:span text:style-name="T20">(</text:span><text:span text:style-name="T22">CHILD_PATH</text:span><text:span text:style-name="T20">, </text:span><text:span text:style-name="T22">CHILD_PATH</text:span><text:span text:style-name="T20">, </text:span><text:span text:style-name="T16">NULL</text:span><text:span text:style-name="T20">);</text:span></text:p>
      <text:p text:style-name="P39"><text:span text:style-name="T14">return</text:span><text:span text:style-name="T20"> </text:span><text:span text:style-name="T25">0</text:span><text:span text:style-name="T20">;</text:span></text:p>
      <text:p text:style-name="P39"><text:span text:style-name="T20">} </text:span></text:p>
      <text:p text:style-name="P39"><text:span text:style-name="T20">}</text:span></text:p>
      <text:p text:style-name="P39"><text:span text:style-name="T14">else</text:span><text:span text:style-name="T20">{</text:span></text:p>
      <text:p text:style-name="P39"><text:span text:style-name="T21">close</text:span><text:span text:style-name="T20">(</text:span><text:span text:style-name="T22">fd1</text:span><text:span text:style-name="T20">[</text:span><text:span text:style-name="T25">1</text:span><text:span text:style-name="T20">]);</text:span></text:p>
      <text:p text:style-name="P39"><text:span text:style-name="T21">close</text:span><text:span text:style-name="T20">(</text:span><text:span text:style-name="T22">fd2</text:span><text:span text:style-name="T20">[</text:span><text:span text:style-name="T25">1</text:span><text:span text:style-name="T20">]);</text:span></text:p>
      <text:p text:style-name="P39"><text:span text:style-name="T21">close</text:span><text:span text:style-name="T20">(</text:span><text:span text:style-name="T22">fd2</text:span><text:span text:style-name="T20">[</text:span><text:span text:style-name="T25">0</text:span><text:span text:style-name="T20">]);</text:span></text:p>
      <text:p text:style-name="P39"><text:soft-page-break/><text:span text:style-name="T21">close</text:span><text:span text:style-name="T20">(</text:span><text:span text:style-name="T22">file_2</text:span><text:span text:style-name="T20">);</text:span></text:p>
      <text:p text:style-name="P39"><text:span text:style-name="T14">if</text:span><text:span text:style-name="T20"> (</text:span><text:span text:style-name="T21">dup2</text:span><text:span text:style-name="T20">(</text:span><text:span text:style-name="T22">file_1</text:span><text:span text:style-name="T20">, </text:span><text:span text:style-name="T16">STDOUT_FILENO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14">return</text:span><text:span text:style-name="T20"> </text:span><text:span text:style-name="T23">-</text:span><text:span text:style-name="T25">1</text:span><text:span text:style-name="T20">;</text:span></text:p>
      <text:p text:style-name="P39"><text:span text:style-name="T20">}</text:span></text:p>
      <text:p text:style-name="P39"><text:span text:style-name="T21">close</text:span><text:span text:style-name="T20">(</text:span><text:span text:style-name="T22">file_1</text:span><text:span text:style-name="T20">);</text:span></text:p>
      <text:p text:style-name="P39"/>
      <text:p text:style-name="P39"><text:span text:style-name="T14">if</text:span><text:span text:style-name="T20"> (</text:span><text:span text:style-name="T21">dup2</text:span><text:span text:style-name="T20">(</text:span><text:span text:style-name="T22">fd1</text:span><text:span text:style-name="T20">[</text:span><text:span text:style-name="T25">0</text:span><text:span text:style-name="T20">], </text:span><text:span text:style-name="T16">STDIN_FILENO</text:span><text:span text:style-name="T20">) </text:span><text:span text:style-name="T23">==</text:span><text:span text:style-name="T20"> </text:span><text:span text:style-name="T23">-</text:span><text:span text:style-name="T25">1</text:span><text:span text:style-name="T20">){</text:span></text:p>
      <text:p text:style-name="P39"><text:span text:style-name="T14">return</text:span><text:span text:style-name="T20"> </text:span><text:span text:style-name="T23">-</text:span><text:span text:style-name="T25">1</text:span><text:span text:style-name="T20">;</text:span></text:p>
      <text:p text:style-name="P39"><text:span text:style-name="T20">}</text:span></text:p>
      <text:p text:style-name="P39"><text:span text:style-name="T21">close</text:span><text:span text:style-name="T20">(</text:span><text:span text:style-name="T22">fd1</text:span><text:span text:style-name="T20">[</text:span><text:span text:style-name="T25">0</text:span><text:span text:style-name="T20">]);</text:span></text:p>
      <text:p text:style-name="P39"/>
      <text:p text:style-name="P39"><text:span text:style-name="T21">execlp</text:span><text:span text:style-name="T20">(</text:span><text:span text:style-name="T22">CHILD_PATH</text:span><text:span text:style-name="T20">, </text:span><text:span text:style-name="T22">CHILD_PATH</text:span><text:span text:style-name="T20">, </text:span><text:span text:style-name="T16">NULL</text:span><text:span text:style-name="T20">);</text:span></text:p>
      <text:p text:style-name="P39"><text:span text:style-name="T14">return</text:span><text:span text:style-name="T20"> </text:span><text:span text:style-name="T25">0</text:span><text:span text:style-name="T20">;</text:span></text:p>
      <text:p text:style-name="P39"><text:span text:style-name="T20">}</text:span></text:p>
      <text:p text:style-name="P40"/>
      <text:p text:style-name="P39"><text:span text:style-name="T14">return</text:span><text:span text:style-name="T20"> </text:span><text:span text:style-name="T25">0</text:span><text:span text:style-name="T20">;</text:span></text:p>
      <text:p text:style-name="P39"><text:span text:style-name="T20">}</text:span></text:p>
      <text:p text:style-name="P21"/>
      <text:p text:style-name="Standard"><text:span text:style-name="T5">child.cpp:</text:span></text:p>
      <text:p text:style-name="Standard"><text:span text:style-name="T13">#include</text:span><text:span text:style-name="T15"> </text:span><text:span text:style-name="T17">&lt;iostream&gt;</text:span></text:p>
      <text:p text:style-name="P39"><text:span text:style-name="T14">#include</text:span><text:span text:style-name="T16"> </text:span><text:span text:style-name="T18">&lt;cstring&gt;</text:span></text:p>
      <text:p text:style-name="P39"><text:span text:style-name="T14">#include</text:span><text:span text:style-name="T16"> </text:span><text:span text:style-name="T18">&lt;fcntl.h&gt;</text:span></text:p>
      <text:p text:style-name="P39"><text:span text:style-name="T14">#include</text:span><text:span text:style-name="T16"> </text:span><text:span text:style-name="T18">&lt;stdio.h&gt;</text:span></text:p>
      <text:p text:style-name="P39"><text:span text:style-name="T14">#include</text:span><text:span text:style-name="T16"> </text:span><text:span text:style-name="T18">&lt;stdlib.h&gt;</text:span></text:p>
      <text:p text:style-name="P39"><text:span text:style-name="T14">#include</text:span><text:span text:style-name="T16"> </text:span><text:span text:style-name="T18">&lt;unistd.h&gt;</text:span></text:p>
      <text:p text:style-name="P39"><text:span text:style-name="T14">#include</text:span><text:span text:style-name="T16"> </text:span><text:span text:style-name="T18">&lt;algorithm&gt;</text:span><text:span text:style-name="T16"> </text:span></text:p>
      <text:p text:style-name="P39"/>
      <text:p text:style-name="P39"><text:span text:style-name="T16">void</text:span><text:span text:style-name="T20"> </text:span><text:span text:style-name="T21">reverse_str</text:span><text:span text:style-name="T20">(</text:span><text:span text:style-name="T16">char*</text:span><text:span text:style-name="T20"> </text:span><text:span text:style-name="T22">str</text:span><text:span text:style-name="T20">){</text:span></text:p>
      <text:p text:style-name="P39"><text:span text:style-name="T16">char</text:span><text:span text:style-name="T20"> </text:span><text:span text:style-name="T22">tempo</text:span><text:span text:style-name="T20">;</text:span></text:p>
      <text:p text:style-name="P39"><text:span text:style-name="T16">int</text:span><text:span text:style-name="T20"> </text:span><text:span text:style-name="T22">length</text:span><text:span text:style-name="T20"> </text:span><text:span text:style-name="T23">=</text:span><text:span text:style-name="T20"> </text:span><text:span text:style-name="T21">strlen</text:span><text:span text:style-name="T20">(</text:span><text:span text:style-name="T22">str</text:span><text:span text:style-name="T20">);</text:span></text:p>
      <text:p text:style-name="P39"><text:span text:style-name="T14">for</text:span><text:span text:style-name="T20"> (</text:span><text:span text:style-name="T24">size_t</text:span><text:span text:style-name="T20"> </text:span><text:span text:style-name="T22">i</text:span><text:span text:style-name="T20"> </text:span><text:span text:style-name="T23">=</text:span><text:span text:style-name="T20"> </text:span><text:span text:style-name="T25">0</text:span><text:span text:style-name="T20">; </text:span><text:span text:style-name="T22">i</text:span><text:span text:style-name="T20"> </text:span><text:span text:style-name="T23">&lt;</text:span><text:span text:style-name="T20"> </text:span><text:span text:style-name="T22">length</text:span><text:span text:style-name="T20">; </text:span><text:span text:style-name="T22">i</text:span><text:span text:style-name="T23">++</text:span><text:span text:style-name="T20">)</text:span></text:p>
      <text:p text:style-name="P39"><text:span text:style-name="T20">{</text:span></text:p>
      <text:p text:style-name="P39"><text:span text:style-name="T22">tempo</text:span><text:span text:style-name="T20"> </text:span><text:span text:style-name="T23">=</text:span><text:span text:style-name="T20"> </text:span><text:span text:style-name="T22">str</text:span><text:span text:style-name="T20">[</text:span><text:span text:style-name="T22">length</text:span><text:span text:style-name="T20"> </text:span><text:span text:style-name="T23">-</text:span><text:span text:style-name="T20"> </text:span><text:span text:style-name="T25">1</text:span><text:span text:style-name="T20">];</text:span></text:p>
      <text:p text:style-name="P39"><text:span text:style-name="T22">str</text:span><text:span text:style-name="T20">[</text:span><text:span text:style-name="T22">length</text:span><text:span text:style-name="T20"> </text:span><text:span text:style-name="T23">-</text:span><text:span text:style-name="T20"> </text:span><text:span text:style-name="T25">1</text:span><text:span text:style-name="T20">] </text:span><text:span text:style-name="T23">=</text:span><text:span text:style-name="T20"> </text:span><text:span text:style-name="T22">str</text:span><text:span text:style-name="T20">[</text:span><text:span text:style-name="T22">i</text:span><text:span text:style-name="T20">];</text:span></text:p>
      <text:p text:style-name="P39"><text:span text:style-name="T22">str</text:span><text:span text:style-name="T20">[</text:span><text:span text:style-name="T22">i</text:span><text:span text:style-name="T20">] </text:span><text:span text:style-name="T23">=</text:span><text:span text:style-name="T20"> </text:span><text:span text:style-name="T22">tempo</text:span><text:span text:style-name="T20">;</text:span></text:p>
      <text:p text:style-name="P39"><text:span text:style-name="T22">length</text:span><text:span text:style-name="T23">--</text:span><text:span text:style-name="T20">;</text:span></text:p>
      <text:p text:style-name="P39"><text:span text:style-name="T20">}</text:span></text:p>
      <text:p text:style-name="P39"><text:span text:style-name="T20">}</text:span></text:p>
      <text:p text:style-name="P39"/>
      <text:p text:style-name="P39"><text:span text:style-name="T16">int</text:span><text:span text:style-name="T20"> </text:span><text:span text:style-name="T21">main</text:span><text:span text:style-name="T20">()</text:span></text:p>
      <text:p text:style-name="P39"><text:span text:style-name="T20">{</text:span></text:p>
      <text:p text:style-name="P39"><text:span text:style-name="T16">char</text:span><text:span text:style-name="T20"> </text:span><text:span text:style-name="T22">a</text:span><text:span text:style-name="T20">;</text:span></text:p>
      <text:p text:style-name="P39"><text:span text:style-name="T21">read</text:span><text:span text:style-name="T20">(</text:span><text:span text:style-name="T25">0</text:span><text:span text:style-name="T20">, </text:span><text:span text:style-name="T23">&amp;</text:span><text:span text:style-name="T22">a</text:span><text:span text:style-name="T20">, </text:span><text:span text:style-name="T25">1</text:span><text:span text:style-name="T20">);</text:span></text:p>
      <text:p text:style-name="P39"><text:span text:style-name="T24">std</text:span><text:span text:style-name="T20">::</text:span><text:span text:style-name="T24">string</text:span><text:span text:style-name="T20"> </text:span><text:span text:style-name="T22">s</text:span><text:span text:style-name="T20"> </text:span><text:span text:style-name="T23">=</text:span><text:span text:style-name="T20"> </text:span><text:span text:style-name="T18">""</text:span><text:span text:style-name="T20">;</text:span></text:p>
      <text:p text:style-name="P39"><text:span text:style-name="T14">while</text:span><text:span text:style-name="T20"> (</text:span><text:span text:style-name="T22">a</text:span><text:span text:style-name="T20"> </text:span><text:span text:style-name="T23">!=</text:span><text:span text:style-name="T20"> </text:span><text:span text:style-name="T18">'</text:span><text:span text:style-name="T26">\n</text:span><text:span text:style-name="T18">'</text:span><text:span text:style-name="T20">){</text:span></text:p>
      <text:p text:style-name="P39"><text:span text:style-name="T22">s</text:span><text:span text:style-name="T20"> </text:span><text:span text:style-name="T21">+=</text:span><text:span text:style-name="T20"> </text:span><text:span text:style-name="T22">a</text:span><text:span text:style-name="T20">;</text:span></text:p>
      <text:p text:style-name="P39"><text:span text:style-name="T21">read</text:span><text:span text:style-name="T20">(</text:span><text:span text:style-name="T25">0</text:span><text:span text:style-name="T20">, </text:span><text:span text:style-name="T23">&amp;</text:span><text:span text:style-name="T22">a</text:span><text:span text:style-name="T20">, </text:span><text:span text:style-name="T25">1</text:span><text:span text:style-name="T20">);</text:span></text:p>
      <text:p text:style-name="P39"><text:span text:style-name="T20">}</text:span></text:p>
      <text:p text:style-name="P39"><text:soft-page-break/><text:span text:style-name="T21">reverse</text:span><text:span text:style-name="T20">(</text:span><text:span text:style-name="T22">s</text:span><text:span text:style-name="T20">.</text:span><text:span text:style-name="T21">begin</text:span><text:span text:style-name="T20">(), </text:span><text:span text:style-name="T22">s</text:span><text:span text:style-name="T20">.</text:span><text:span text:style-name="T21">end</text:span><text:span text:style-name="T20">());</text:span></text:p>
      <text:p text:style-name="P39"><text:span text:style-name="T16">int</text:span><text:span text:style-name="T20"> </text:span><text:span text:style-name="T22">len</text:span><text:span text:style-name="T20"> </text:span><text:span text:style-name="T23">=</text:span><text:span text:style-name="T20"> </text:span><text:span text:style-name="T22">s</text:span><text:span text:style-name="T20">.</text:span><text:span text:style-name="T21">length</text:span><text:span text:style-name="T20">();</text:span><text:span text:style-name="T26">\</text:span></text:p>
      <text:p text:style-name="P39"><text:span text:style-name="T16">char</text:span><text:span text:style-name="T20"> </text:span><text:span text:style-name="T22">output</text:span><text:span text:style-name="T20">[</text:span><text:span text:style-name="T25">100</text:span><text:span text:style-name="T20">];</text:span></text:p>
      <text:p text:style-name="P39"><text:span text:style-name="T21">sprintf</text:span><text:span text:style-name="T20">(</text:span><text:span text:style-name="T22">output</text:span><text:span text:style-name="T20">, </text:span><text:span text:style-name="T18">"</text:span><text:span text:style-name="T22">%s</text:span><text:span text:style-name="T26">\n</text:span><text:span text:style-name="T18">"</text:span><text:span text:style-name="T20">, </text:span><text:span text:style-name="T22">s</text:span><text:span text:style-name="T20">.</text:span><text:span text:style-name="T21">c_str</text:span><text:span text:style-name="T20">());</text:span></text:p>
      <text:p text:style-name="P39"/>
      <text:p text:style-name="P39"><text:span text:style-name="T21">write</text:span><text:span text:style-name="T20">(</text:span><text:span text:style-name="T25">1</text:span><text:span text:style-name="T20">, </text:span><text:span text:style-name="T23">&amp;</text:span><text:span text:style-name="T22">output</text:span><text:span text:style-name="T20">, </text:span><text:span text:style-name="T22">len</text:span><text:span text:style-name="T20"> </text:span><text:span text:style-name="T23">+</text:span><text:span text:style-name="T20"> </text:span><text:span text:style-name="T25">1</text:span><text:span text:style-name="T20">);</text:span></text:p>
      <text:p text:style-name="P39"/>
      <text:p text:style-name="P39"><text:span text:style-name="T14">return</text:span><text:span text:style-name="T20"> </text:span><text:span text:style-name="T25">0</text:span><text:span text:style-name="T20">;</text:span></text:p>
      <text:p text:style-name="P39"><text:span text:style-name="T20">}</text:span></text:p>
      <text:p text:style-name="P41"/>
      <text:p text:style-name="P22"/>
      <text:p text:style-name="Standard"><text:span text:style-name="T5">CMakeLists.txt:</text:span></text:p>
      <text:p text:style-name="Standard"><text:span text:style-name="T15">cmake_minimum_required</text:span><text:span text:style-name="T19">(VERSION 3.10)</text:span></text:p>
      <text:p text:style-name="P39"><text:span text:style-name="T16">project</text:span><text:span text:style-name="T20">(OS_1)</text:span></text:p>
      <text:p text:style-name="P39"/>
      <text:p text:style-name="P39"><text:span text:style-name="T16">set</text:span><text:span text:style-name="T20">(CMAKE_CXX_STANDARD_REQUIRED </text:span><text:span text:style-name="T16">ON</text:span><text:span text:style-name="T20">)</text:span></text:p>
      <text:p text:style-name="P39"><text:span text:style-name="T16">set</text:span><text:span text:style-name="T20">(CMAKE_CXX_STANDARD 17)</text:span></text:p>
      <text:p text:style-name="P39"/>
      <text:p text:style-name="P39"><text:span text:style-name="T16">add_executable</text:span><text:span text:style-name="T20">(parent parent.cpp)</text:span></text:p>
      <text:p text:style-name="P39"><text:span text:style-name="T16">add_executable</text:span><text:span text:style-name="T20">(child child.cpp)</text:span></text:p>
      <text:p text:style-name="P41"/>
      <text:p text:style-name="P22"/>
      <text:p text:style-name="P15"><text:span text:style-name="T3">Пример работы</text:span></text:p>
      <text:p text:style-name="P42"/>
      <text:list xml:id="list2112429355" text:style-name="WWNum5">
        <text:list-item>
          <text:p text:style-name="P7"><text:span text:style-name="T27">Ввод:</text:span></text:p>
        </text:list-item>
      </text:list>
      <text:p text:style-name="P8"><text:span text:style-name="T28">a</text:span></text:p>
      <text:p text:style-name="P8"><text:span text:style-name="T28">b</text:span></text:p>
      <text:p text:style-name="P8"><text:span text:style-name="T28">abc</text:span></text:p>
      <text:p text:style-name="P9"/>
      <text:p text:style-name="List_20_Paragraph"><text:span text:style-name="T29">a:</text:span></text:p>
      <text:p text:style-name="List_20_Paragraph"><text:span text:style-name="T28">cba</text:span></text:p>
      <text:p text:style-name="P11"/>
      <text:p text:style-name="P11"/>
      <text:p text:style-name="List_20_Paragraph"><text:span text:style-name="T27">b:</text:span></text:p>
      <text:p text:style-name="P12"/>
      <text:p text:style-name="P12"/>
      <text:p text:style-name="P10"/>
      <text:list xml:id="list65012750036556" text:continue-numbering="true" text:style-name="WWNum5">
        <text:list-item>
          <text:p text:style-name="P7"><text:span text:style-name="T27">Ввод</text:span><text:span text:style-name="T29">:</text:span></text:p>
        </text:list-item>
      </text:list>
      <text:p text:style-name="P14"><text:span text:style-name="T29">a</text:span></text:p>
      <text:p text:style-name="P14"><text:span text:style-name="T29">b</text:span></text:p>
      <text:p text:style-name="P14"><text:span text:style-name="T29">aaaaaaaaaaaaaab</text:span></text:p>
      <text:p text:style-name="P44"><text:span text:style-name="T29">a:</text:span></text:p>
      <text:p text:style-name="P45"/>
      <text:p text:style-name="P44"><text:span text:style-name="T30">b:</text:span></text:p>
      <text:p text:style-name="P44"><text:span text:style-name="T30">baaaaaaaaaaaaaa</text:span></text:p>
      <text:p text:style-name="P43"><text:soft-page-break/></text:p>
      <text:p text:style-name="P13"/>
      <text:p text:style-name="P10"/>
      <text:p text:style-name="P35"><text:span text:style-name="T2">Вывод</text:span></text:p>
      <text:p text:style-name="P38"><text:span text:style-name="T31">Я изучил основные системные вызовы для работы с процессами и обмена данными между ними. Моя программа поочередно открывает файлы, которые вводит пользователь, а после последовательно считывает строки и в зависимости от их длины распределяет их и через pipe1 и pipe2 передает их в дочернюю программу. Далее через dup2 печатаем и получаем результа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1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4pt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2T06:50:11.944255449</dc:date>
    <meta:editing-cycles>70</meta:editing-cycles>
    <meta:editing-duration>PT13H35M32S</meta:editing-duration>
    <meta:generator>LibreOffice/7.3.7.2$Linux_X86_64 LibreOffice_project/30$Build-2</meta:generator>
    <meta:document-statistic meta:table-count="0" meta:image-count="0" meta:object-count="0" meta:page-count="8" meta:paragraph-count="236" meta:word-count="869" meta:character-count="6130" meta:non-whitespace-character-count="5505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